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542" officeooo:paragraph-rsid="00001542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 – Problem Set 2</text:p>
      <text:p text:style-name="P1"/>
      <text:p text:style-name="P1">mjn18</text:p>
      <text:p text:style-name="P1"/>
      <text:p text:style-name="P1"/>
      <text:p text:style-name="P1"/>
      <text:p text:style-name="P1"/>
      <text:p text:style-name="P1"/>
      <text:p text:style-name="P1"/>
      <text:p text:style-name="P1">Problem set 2 – writeup</text:p>
      <text:p text:style-name="P1"/>
      <text:p text:style-name="P1">For this problem, the sine commander has been replaced with a service and client system. <text:s/>To run, first run the minimal_simulator_p2 and <text:span text:style-name="T1">minimal_controller_p2 nodes (these remain unchanged from last time).</text:span></text:p>
      <text:p text:style-name="P1"><text:span text:style-name="T1"><text:tab/>Next, run the sin_commander_p2 node, which initializes the command generator with a 0 Hz, 0 amplitude sine wave. <text:s/>Finally, run the parameter_setting node, which will prompt the user for an amplitude and frequency before sending those values to the commander. <text:s/>Once finished, the parameter_setting node will reset and await new frequency and amplitude commands from the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2:57:38.438762395</meta:creation-date>
    <dc:date>2018-10-03T23:03:56.960757482</dc:date>
    <meta:editing-duration>PT6M19S</meta:editing-duration>
    <meta:editing-cycles>1</meta:editing-cycles>
    <meta:document-statistic meta:table-count="0" meta:image-count="0" meta:object-count="0" meta:page-count="1" meta:paragraph-count="5" meta:word-count="97" meta:character-count="635" meta:non-whitespace-character-count="537"/>
    <meta:generator>LibreOffice/5.1.6.2$Linux_X86_64 LibreOffice_project/10m0$Build-2</meta:generator>
  </office:meta>
</office:document-meta>
</file>